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variable"/>
    <style:font-face style:name="D2Coding4" svg:font-family="D2Coding" style:font-family-generic="modern" style:font-pitch="fixed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2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0.654cm" fo:min-width="1.904cm"/>
      <style:paragraph-properties style:writing-mode="lr-tb"/>
    </style:style>
    <style:style style:name="gr3" style:family="graphic" style:parent-style-name="standard">
      <style:graphic-properties draw:fill-color="#ffaa95" draw:textarea-horizontal-align="justify" draw:textarea-vertical-align="middle" draw:auto-grow-height="false" fo:min-height="0.654cm" fo:min-width="8.904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="Arrow_20_short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0.654cm" fo:min-width="1.904cm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654cm" fo:min-width="2.154cm"/>
      <style:paragraph-properties style:writing-mode="lr-tb"/>
    </style:style>
    <style:style style:name="gr7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middle" draw:auto-grow-height="false" fo:min-height="0.634cm" fo:min-width="1.62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middle" draw:auto-grow-height="false" fo:min-height="0.634cm" fo:min-width="1.62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middle" draw:auto-grow-height="false" fo:min-height="0.634cm" fo:min-width="1.62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draw:marker-start-width="0.252cm" draw:marker-end-width="0.252cm" draw:fill="none" draw:textarea-horizontal-align="justify" draw:textarea-vertical-align="middle" draw:auto-grow-height="false" fo:min-height="0.6cm" fo:min-width="2.72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ed4c05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-color="#dee6ef"/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-color="#ffaa95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  <style:text-properties fo:color="#2a6099" loext:opacity="100%" style:font-name="D2Coding4"/>
    </style:style>
    <style:style style:name="P6" style:family="paragraph">
      <loext:graphic-properties draw:fill-color="#fff5ce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729fcf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etter-spacing="-0.03cm" style:font-size-asian="11pt" style:font-size-complex="11pt"/>
    </style:style>
    <style:style style:name="T3" style:family="text">
      <style:text-properties fo:font-size="10.5pt" fo:letter-spacing="-0.03cm" style:font-size-asian="10.5pt" style:font-size-complex="10.5pt"/>
    </style:style>
    <style:style style:name="T4" style:family="text">
      <style:text-properties fo:color="#c9211e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frame draw:style-name="gr1" draw:text-style-name="P1" draw:layer="layout" svg:width="16.15cm" svg:height="0.67cm" svg:x="3.35cm" svg:y="14.7cm">
          <draw:text-box>
            <text:p><text:span text:style-name="T1">Junit in Action 3rd</text:span><text:span text:style-name="T1">의 첫 페이지 다이어그램</text:span></text:p>
          </draw:text-box>
        </draw:frame>
        <draw:custom-shape draw:style-name="gr2" draw:text-style-name="P3" xml:id="id1" draw:id="id1" draw:layer="layout" svg:width="2.5cm" svg:height="1cm" svg:x="3.4cm" svg:y="8.5cm">
          <text:p text:style-name="P2"><text:span text:style-name="T1">Vint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9.5cm" svg:height="1cm" svg:x="3.4cm" svg:y="10.5cm">
          <draw:glue-point draw:id="4" svg:x="-3.684cm" svg:y="-5cm"/>
          <draw:glue-point draw:id="5" svg:x="0cm" svg:y="-5cm"/>
          <draw:glue-point draw:id="6" svg:x="3.684cm" svg:y="-5cm"/>
          <text:p text:style-name="P2"><text:span text:style-name="T1">Plat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65cm" svg:y1="9.5cm" svg:x2="4.651cm" svg:y2="10.5cm" draw:start-shape="id1" draw:start-glue-point="2" draw:end-shape="id2" draw:end-glue-point="4" svg:d="M4650 9500l1 1000" svg:viewBox="0 0 2 1001">
          <text:p/>
        </draw:connector>
        <draw:custom-shape draw:style-name="gr5" draw:text-style-name="P6" xml:id="id3" draw:id="id3" draw:layer="layout" svg:width="2.5cm" svg:height="1cm" svg:x="6.9cm" svg:y="8.5cm">
          <text:p text:style-name="P2"><text:span text:style-name="T1">Jup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4" draw:id="id4" draw:layer="layout" svg:width="2.75cm" svg:height="1cm" svg:x="10.25cm" svg:y="8.5cm">
          <text:p text:style-name="P2"><text:span text:style-name="T1">Third Par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8.15cm" svg:y1="9.5cm" svg:x2="8.15cm" svg:y2="10.5cm" draw:start-shape="id3" draw:start-glue-point="2" draw:end-shape="id2" draw:end-glue-point="5" svg:d="M8150 9500v1000" svg:viewBox="0 0 1 1001">
          <text:p/>
        </draw:connector>
        <draw:connector draw:style-name="gr4" draw:text-style-name="P5" draw:layer="layout" draw:type="line" svg:x1="11.625cm" svg:y1="9.5cm" svg:x2="11.649cm" svg:y2="10.5cm" draw:start-shape="id4" draw:start-glue-point="2" draw:end-shape="id2" draw:end-glue-point="6" svg:d="M11625 9500l24 1000" svg:viewBox="0 0 25 1001">
          <text:p/>
        </draw:connector>
        <draw:custom-shape draw:style-name="gr7" draw:text-style-name="P9" xml:id="id5" draw:id="id5" draw:layer="layout" svg:width="3cm" svg:height="1.25cm" svg:x="3.15cm" svg:y="6.25cm">
          <text:p text:style-name="P8"><text:span text:style-name="T1">Old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cm" svg:height="1.25cm" svg:x="6.651cm" svg:y="6.251cm">
          <text:p text:style-name="P8"><text:span text:style-name="T1">New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7" draw:id="id7" draw:layer="layout" svg:width="3cm" svg:height="1.25cm" svg:x="10.115cm" svg:y="6.252cm">
          <text:p text:style-name="P8"><text:span text:style-name="T1">Another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4.65cm" svg:y1="7.5cm" svg:x2="4.65cm" svg:y2="8.5cm" draw:start-shape="id5" draw:start-glue-point="8" draw:end-shape="id1" draw:end-glue-point="0" svg:d="M4650 7500v1000" svg:viewBox="0 0 1 1001">
          <text:p/>
        </draw:connector>
        <draw:connector draw:style-name="gr4" draw:text-style-name="P5" draw:layer="layout" draw:type="line" svg:x1="8.151cm" svg:y1="7.501cm" svg:x2="8.15cm" svg:y2="8.5cm" draw:start-shape="id6" draw:start-glue-point="8" draw:end-shape="id3" draw:end-glue-point="0" svg:d="M8151 7501l-1 999" svg:viewBox="0 0 2 1000">
          <text:p/>
        </draw:connector>
        <draw:connector draw:style-name="gr4" draw:text-style-name="P5" draw:layer="layout" draw:type="line" svg:x1="11.615cm" svg:y1="7.502cm" svg:x2="11.625cm" svg:y2="8.5cm" draw:start-shape="id7" draw:start-glue-point="8" draw:end-shape="id4" draw:end-glue-point="0" svg:d="M11615 7502l10 998" svg:viewBox="0 0 11 999">
          <text:p/>
        </draw:connector>
        <draw:custom-shape draw:style-name="gr10" draw:text-style-name="P9" xml:id="id8" draw:id="id8" draw:layer="layout" svg:width="4.607cm" svg:height="1.25cm" svg:x="5.843cm" svg:y="12.36cm">
          <text:p text:style-name="P8"><text:span text:style-name="T2">IDEs/</text:span><text:span text:style-name="T3">Build 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8.146cm" svg:y1="12.36cm" svg:x2="8.15cm" svg:y2="11.5cm" draw:start-shape="id8" draw:end-shape="id2" draw:end-glue-point="2" svg:d="M8146 12360l4-860" svg:viewBox="0 0 5 861">
          <text:p/>
        </draw:connector>
        <draw:connector draw:style-name="gr11" draw:text-style-name="P10" xml:id="id9" draw:id="id9" draw:layer="layout" draw:type="line" svg:x1="1.997cm" svg:y1="8.046cm" svg:x2="9.657cm" svg:y2="8.044cm" svg:d="M1997 8046l7660-2" svg:viewBox="0 0 7661 3">
          <text:p/>
        </draw:connector>
        <draw:connector draw:style-name="gr11" draw:text-style-name="P10" xml:id="id11" draw:id="id11" draw:layer="layout" draw:type="line" svg:x1="9.647cm" svg:y1="10.027cm" svg:x2="9.657cm" svg:y2="8.044cm" draw:end-shape="id9" draw:end-glue-point="3" svg:d="M9647 10027l10-1983" svg:viewBox="0 0 11 1984">
          <text:p/>
        </draw:connector>
        <draw:connector draw:style-name="gr12" draw:text-style-name="P11" xml:id="id10" draw:id="id10" draw:layer="layout" draw:type="line" svg:x1="2cm" svg:y1="12.125cm" svg:x2="1.997cm" svg:y2="8.046cm" draw:end-shape="id9" draw:end-glue-point="2" svg:d="M2000 12125l-3-4079" svg:viewBox="0 0 4 4080">
          <text:p/>
        </draw:connector>
        <draw:connector draw:style-name="gr11" draw:text-style-name="P10" xml:id="id12" draw:id="id12" draw:layer="layout" draw:type="line" svg:x1="13.566cm" svg:y1="12.087cm" svg:x2="2cm" svg:y2="12.125cm" draw:end-shape="id10" draw:end-glue-point="2" svg:d="M13566 12087l-11566 38" svg:viewBox="0 0 11567 39">
          <text:p/>
        </draw:connector>
        <draw:connector draw:style-name="gr11" draw:text-style-name="P10" xml:id="id13" draw:id="id13" draw:layer="layout" draw:type="line" svg:x1="9.647cm" svg:y1="10.027cm" svg:x2="13.547cm" svg:y2="10.023cm" draw:start-shape="id11" draw:start-glue-point="2" svg:d="M9647 10027l3900-4" svg:viewBox="0 0 3901 5">
          <text:p/>
        </draw:connector>
        <draw:connector draw:style-name="gr11" draw:text-style-name="P10" draw:layer="layout" draw:type="line" svg:x1="13.566cm" svg:y1="12.087cm" svg:x2="13.547cm" svg:y2="10.023cm" draw:start-shape="id12" draw:start-glue-point="2" draw:end-shape="id13" draw:end-glue-point="3" svg:d="M13566 12087l-19-2064" svg:viewBox="0 0 20 2065">
          <text:p/>
        </draw:connector>
        <draw:frame draw:style-name="gr1" draw:text-style-name="P12" draw:layer="layout" svg:width="2.15cm" svg:height="0.67cm" svg:x="1.8cm" svg:y="8.05cm">
          <draw:text-box>
            <text:p><text:span text:style-name="T4">JUnit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2Coding" svg:font-family="D2Coding" style:font-adornments="보통" style:font-family-generic="modern" style:font-pitch="fixed"/>
    <style:font-face style:name="D2Coding1" svg:font-family="D2Coding" style:font-family-generic="roman" style:font-pitch="variable"/>
    <style:font-face style:name="D2Coding2" svg:font-family="D2Coding" style:font-adornments="보통" style:font-family-generic="roman" style:font-pitch="variable"/>
    <style:font-face style:name="D2Coding3" svg:font-family="D2Coding" style:font-adornments="보통" style:font-family-generic="modern" style:font-pitch="variable"/>
    <style:font-face style:name="D2Coding4" svg:font-family="D2Coding" style:font-family-generic="modern" style:font-pitch="fixed"/>
    <style:font-face style:name="D2Coding5" svg:font-family="D2Coding" style:font-family-generic="system" style:font-pitch="variable"/>
    <style:font-face style:name="D2Coding6" svg:font-family="D2Coding" style:font-adornments="보통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roman" style:font-pitch="variable"/>
    <style:font-face style:name="나눔고딕1" svg:font-family="나눔고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2Coding" fo:font-family="D2Coding" style:font-style-name="보통" style:font-family-generic="modern" style:font-pitch="fixed" fo:font-size="18pt" fo:font-style="normal" fo:text-shadow="none" style:text-underline-style="none" fo:font-weight="normal" style:letter-kerning="true" style:font-name-asian="D2Coding" style:font-family-asian="D2Coding" style:font-style-name-asian="보통" style:font-family-generic-asian="modern" style:font-pitch-asian="fixed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2T20:57:45.354000000</meta:creation-date>
    <dc:date>2021-11-07T08:00:10.629000000</dc:date>
    <meta:editing-duration>PT3H41M1S</meta:editing-duration>
    <meta:editing-cycles>22</meta:editing-cycles>
    <meta:generator>LibreOffice/7.2.2.2$Windows_X86_64 LibreOffice_project/02b2acce88a210515b4a5bb2e46cbfb63fe97d56</meta:generator>
    <meta:document-statistic meta:object-count="23"/>
  </office:meta>
</office:document-meta>
</file>